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 style:master-page-name="">
      <style:table-properties style:width="17cm" style:page-number="auto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Table_20_Contents">
      <style:paragraph-properties fo:margin-top="0cm" fo:margin-bottom="0cm" loext:contextual-spacing="false"/>
    </style:style>
    <style:style style:name="P3" style:family="paragraph" style:parent-style-name="Table_20_Contents">
      <style:paragraph-properties fo:margin-top="0cm" fo:margin-bottom="0cm" loext:contextual-spacing="false"/>
      <style:text-properties officeooo:rsid="001cba96" officeooo:paragraph-rsid="001cba96"/>
    </style:style>
    <style:style style:name="P4" style:family="paragraph" style:parent-style-name="Standard">
      <style:paragraph-properties fo:margin-top="0cm" fo:margin-bottom="0cm" loext:contextual-spacing="false"/>
    </style:style>
    <style:style style:name="P5" style:family="paragraph" style:parent-style-name="Standard" style:list-style-name="L1">
      <style:paragraph-properties fo:margin-top="0cm" fo:margin-bottom="0cm" loext:contextual-spacing="false"/>
    </style:style>
    <style:style style:name="P6" style:family="paragraph" style:parent-style-name="Standard" style:list-style-name="L1">
      <style:paragraph-properties fo:margin-top="0cm" fo:margin-bottom="0cm" loext:contextual-spacing="false"/>
      <style:text-properties officeooo:paragraph-rsid="00172c53"/>
    </style:style>
    <style:style style:name="P7" style:family="paragraph" style:parent-style-name="Standard" style:list-style-name="L1">
      <style:paragraph-properties fo:margin-top="0cm" fo:margin-bottom="0cm" loext:contextual-spacing="false"/>
      <style:text-properties officeooo:paragraph-rsid="0018996d"/>
    </style:style>
    <style:style style:name="P8" style:family="paragraph" style:parent-style-name="Standard" style:list-style-name="L1">
      <style:paragraph-properties fo:margin-top="0cm" fo:margin-bottom="0cm" loext:contextual-spacing="false"/>
      <style:text-properties officeooo:paragraph-rsid="001b3c7c"/>
    </style:style>
    <style:style style:name="P9" style:family="paragraph" style:parent-style-name="Standard" style:list-style-name="L1">
      <style:paragraph-properties fo:margin-top="0cm" fo:margin-bottom="0cm" loext:contextual-spacing="false"/>
      <style:text-properties officeooo:rsid="00172c53" officeooo:paragraph-rsid="0018996d"/>
    </style:style>
    <style:style style:name="P10" style:family="paragraph" style:parent-style-name="Standard" style:list-style-name="L2">
      <style:paragraph-properties fo:margin-top="0cm" fo:margin-bottom="0cm" loext:contextual-spacing="false"/>
    </style:style>
    <style:style style:name="P11" style:family="paragraph" style:parent-style-name="Standard" style:list-style-name="L4">
      <style:paragraph-properties fo:margin-top="0cm" fo:margin-bottom="0cm" loext:contextual-spacing="false"/>
      <style:text-properties officeooo:paragraph-rsid="001b3c7c"/>
    </style:style>
    <style:style style:name="P12" style:family="paragraph" style:parent-style-name="Standard" style:list-style-name="L1">
      <style:paragraph-properties fo:margin-top="0cm" fo:margin-bottom="0cm" loext:contextual-spacing="false"/>
      <style:text-properties officeooo:rsid="001b3c7c" officeooo:paragraph-rsid="001b3c7c"/>
    </style:style>
    <style:style style:name="P13" style:family="paragraph" style:parent-style-name="Standard">
      <style:paragraph-properties fo:margin-top="0cm" fo:margin-bottom="0cm" loext:contextual-spacing="false"/>
      <style:text-properties officeooo:rsid="001cba96" officeooo:paragraph-rsid="001cba96"/>
    </style:style>
    <style:style style:name="T1" style:family="text">
      <style:text-properties officeooo:rsid="00172c53"/>
    </style:style>
    <style:style style:name="T2" style:family="text">
      <style:text-properties officeooo:rsid="001b3c7c"/>
    </style:style>
    <style:style style:name="T3" style:family="text">
      <style:text-properties officeooo:rsid="001bae5c"/>
    </style:style>
    <style:style style:name="T4" style:family="text">
      <style:text-properties officeooo:rsid="001cba9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3">NOM :</text:p>
          </table:table-cell>
          <table:table-cell table:style-name="Tableau1.B1" office:value-type="string">
            <text:p text:style-name="P2">P<text:span text:style-name="T4">rénom :</text:span></text:p>
          </table:table-cell>
        </table:table-row>
      </table:table>
      <text:p text:style-name="P13"/>
      <text:p text:style-name="P13"/>
      <text:p text:style-name="P1">Pour répondre aux questions suivantes sur le langage HTML, <text:span text:style-name="T3">télécharger le fichier fichiersUtiles.zip et décompressez-le. V</text:span>ous <text:span text:style-name="T3">pourrez ensuite</text:span> modifier le fichier p<text:span text:style-name="T3">age_init</text:span>.html avec l'éditeur de votre choix.</text:p>
      <text:p text:style-name="P1">Vous devrez également visualiser le contenu de votre page html, cette fois-ci par votre navigateur.</text:p>
      <text:p text:style-name="P1">À chaque modification du fichier html dans l'éditeur, il faut rafraîchir la page web : utiliser la touche F5.</text:p>
      <text:list xml:id="list2674920186" text:style-name="L1">
        <text:list-item>
          <text:p text:style-name="P5">Dans le premier exemple de page html (dans le cours), on voit la balise &lt;h1&gt;. Il existe également les balises &lt;h2&gt;, &lt;h3&gt;, &lt;h4&gt;, &lt;h5&gt; et &lt;h6&gt;. À quoi servent ces balises ?<text:line-break/><text:line-break/></text:p>
        </text:list-item>
        <text:list-item>
          <text:p text:style-name="P5">La balise &lt;br/&gt; permet d'effectuer un retour à la ligne. Qu'est-ce qui différencie <text:span text:style-name="T1">(au niveau de l’apparence de la page Web) </text:span>un retour à la ligne dans un paragraphe de la construction de deux paragraphes ?<text:line-break/></text:p>
          <text:p text:style-name="P5"/>
        </text:list-item>
        <text:list-item>
          <text:p text:style-name="P6">Quel est l'effet de cette ligne : <text:line-break/><text:span text:style-name="T1">&lt;p&gt;Je peux cliquer sur </text:span>&lt;a href="<text:a xlink:type="simple" xlink:href="https://icnlauregatet.github.io/1NSI" text:style-name="Internet_20_link" text:visited-style-name="Visited_20_Internet_20_Link">https://icnlauregatet.github.io/1NSI</text:a>"&gt;site&lt;/a&gt;<text:span text:style-name="T1">&lt;/p&gt;</text:span> ?<text:line-break/><text:line-break/></text:p>
        </text:list-item>
        <text:list-item>
          <text:p text:style-name="P6"><text:span text:style-name="T1">Dans la balise &lt;a&gt;, ajouter l’attribut target avec pour valeur "_blank". Cela modifie le comportement de cette balise &lt;a&gt;. Qu’est-ce qui a changé ?<text:line-break/></text:span><text:line-break/></text:p>
        </text:list-item>
        <text:list-item>
          <text:p text:style-name="P9">Dans la ligne suivante <text:span text:style-name="T3">(qui est sur deux lignes dans ce document)</text:span>, on trouve deux balises imbriquées :</text:p>
          <text:p text:style-name="P7"><text:span text:style-name="T1">&lt;a href="</text:span><text:a xlink:type="simple" xlink:href="https://olivierschmitt.fr/python-les-fonctions-et-modules/" text:style-name="Internet_20_link" text:visited-style-name="Visited_20_Internet_20_Link"><text:span text:style-name="T1">https://olivierschmitt.fr/python-les-fonctions-et-modules/</text:span></text:a><text:span text:style-name="T1">"&gt;&lt;img src="imageFonctions.jpg" alt="Fonctions" title="fonctions en python" /&gt;&lt;/a&gt; ?<text:line-break/>La balise &lt;img /&gt; a été expliquée dans la cours (notamment ses attributs), mais que permet la balise &lt;a&gt; qui l’encadre ? Quel en est l’objectif (je parle d’un objectif de nature « éthique » plutôt que « technique ») ?<text:line-break/></text:span><text:line-break/></text:p>
        </text:list-item>
        <text:list-item>
          <text:p text:style-name="P5">Concernant la mise en forme de parties c<text:span text:style-name="T1">onstruites avec les balises </text:span>inline, à quoi servent <text:span text:style-name="T1">les suivantes</text:span> : </text:p>
        </text:list-item>
      </text:list>
      <text:list xml:id="list3390001812" text:style-name="L4">
        <text:list-item>
          <text:p text:style-name="P11">&lt;b&gt; <text:s/>&lt;/b&gt; :</text:p>
        </text:list-item>
        <text:list-item>
          <text:p text:style-name="P11">&lt;u&gt; <text:s/>&lt;/u&gt; :</text:p>
          <text:p text:style-name="P11"/>
        </text:list-item>
      </text:list>
      <text:list xml:id="list181441985322345" text:continue-list="list2674920186" text:style-name="L1">
        <text:list-item>
          <text:p text:style-name="P12">Quelles balises sont nécessaires pour créer une liste ordonnée ? (Il y en a 2)<text:line-break/><text:line-break/></text:p>
        </text:list-item>
        <text:list-item>
          <text:p text:style-name="P8"><text:span text:style-name="T2">À quoi peut servir la balise &lt;pre&gt; ? Quelle est la différence avec la balise &lt;code&gt; ?</text:span>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margin-top="0cm" fo:margin-bottom="0.282cm" loext:contextual-spacing="false" fo:line-height="107%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" style:family="paragraph" style:default-outline-level="" style:list-style-name="">
      <style:paragraph-properties fo:margin-top="0cm" fo:margin-bottom="0cm" loext:contextual-spacing="false" fo:line-height="100%" fo:orphans="2" fo:widows="2" style:writing-mode="lr-tb"/>
      <style:text-properties fo:color="#000000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size-asian="13pt" style:font-size-complex="13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size-asian="16pt" style:font-size-complex="16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Titre_20_3_20_Car" style:display-name="Titre 3 C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Pied_20_de_20_page_20_Car" style:display-name="Pied de page Car" style:family="text" style:parent-style-name="Default_20_Paragraph_20_Font"/>
    <style:style style:name="En-tête_20_Car" style:display-name="En-tête Car" style:family="text" style:parent-style-name="Default_20_Paragraph_20_Font"/>
    <style:style style:name="Titre_20_2_20_Car" style:display-name="Titre 2 C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size-asian="13pt" style:font-size-complex="13pt"/>
    </style:style>
    <style:style style:name="Titre_20_1_20_Car" style:display-name="Titre 1 C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size-asian="16pt" style:font-size-complex="16pt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émi DENIAUD</meta:initial-creator>
    <meta:creation-date>2020-03-21T10:31:13.40</meta:creation-date>
    <dc:date>2020-03-23T18:14:40.850000000</dc:date>
    <meta:editing-duration>PT13H7M20S</meta:editing-duration>
    <meta:editing-cycles>14</meta:editing-cycles>
    <meta:generator>LibreOffice/6.0.7.3$Windows_X86_64 LibreOffice_project/dc89aa7a9eabfd848af146d5086077aeed2ae4a5</meta:generator>
    <meta:document-statistic meta:table-count="1" meta:image-count="0" meta:object-count="0" meta:page-count="1" meta:paragraph-count="17" meta:word-count="306" meta:character-count="1862" meta:non-whitespace-character-count="1568"/>
  </office:meta>
</office:document-meta>
</file>